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5.918cm"/>
    </style:style>
    <style:style style:name="Tableau1.B" style:family="table-column">
      <style:table-column-properties style:column-width="11.083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Malgun Gothic"/>
    </style:style>
    <style:style style:name="P2" style:family="paragraph" style:parent-style-name="Table_20_Heading">
      <style:text-properties style:font-name="Malgun Gothic"/>
    </style:style>
    <style:style style:name="P3" style:family="paragraph" style:parent-style-name="Heading_20_1">
      <style:text-properties style:font-name="Malgun Gothic"/>
    </style:style>
    <style:style style:name="P4" style:family="paragraph" style:parent-style-name="Horizontal_20_Line">
      <style:text-properties style:font-name="Malgun Gothic"/>
    </style:style>
    <style:style style:name="P5" style:family="paragraph" style:parent-style-name="Table_20_Contents">
      <style:text-properties style:font-name="Malgun Gothic"/>
    </style:style>
    <style:style style:name="T1" style:family="text">
      <style:text-properties style:font-name="Malgun Goth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lossaire PHP</text:h>
      <text:p text:style-name="P4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">Fonction PHP</text:p>
            </table:table-cell>
            <table:table-cell table:style-name="Tableau1.A1" office:value-type="string">
              <text:p text:style-name="P2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<text:span text:style-name="T1">date</text:span></text:span><text:span text:style-name="T1">(string $format, [int $timestamp])</text:span></text:p>
          </table:table-cell>
          <table:table-cell table:style-name="Tableau1.A1" office:value-type="string">
            <text:p text:style-name="P5">Renvoie une string de la date $timestamp (par défaut la date actuelle) reformatée selon les règles dans $forma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getdate</text:span></text:span><text:span text:style-name="T1">([int $timestamp])</text:span></text:p>
          </table:table-cell>
          <table:table-cell table:style-name="Tableau1.A1" office:value-type="string">
            <text:p text:style-name="P5">Renvoie un tableau associatif (clés =&gt; valeurs) contenant les informations de $timestamp (par défaut la date actuelle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time</text:span></text:span><text:span text:style-name="T1">(void)</text:span></text:p>
          </table:table-cell>
          <table:table-cell table:style-name="Tableau1.A1" office:value-type="string">
            <text:p text:style-name="P5">Renvoie le timestamp actuel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trim</text:span></text:span><text:span text:style-name="T1">($string [, $character_mask])</text:span></text:p>
          </table:table-cell>
          <table:table-cell table:style-name="Tableau1.A1" office:value-type="string">
            <text:p text:style-name="P5">supprime de $string les caractères de la chaine $character_mask, par défaut les espac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ltrim</text:span></text:span><text:span text:style-name="T1">($string [, $character_mask])</text:span></text:p>
          </table:table-cell>
          <table:table-cell table:style-name="Tableau1.A1" office:value-type="string">
            <text:p text:style-name="P5">même comportement que trim() appliqué uniquement au début de la $string (left trim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rtrim</text:span></text:span><text:span text:style-name="T1">($string [, $character_mask])</text:span></text:p>
          </table:table-cell>
          <table:table-cell table:style-name="Tableau1.A1" office:value-type="string">
            <text:p text:style-name="P5">même comportement que trim() appliqué uniquement à la fin de la $string (right trim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strlen</text:span></text:span><text:span text:style-name="T1">($string)</text:span></text:p>
          </table:table-cell>
          <table:table-cell table:style-name="Tableau1.A1" office:value-type="string">
            <text:p text:style-name="P5">renvoie la longueur de la $string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strtoupper</text:span></text:span><text:span text:style-name="T1">($string)</text:span></text:p>
          </table:table-cell>
          <table:table-cell table:style-name="Tableau1.A1" office:value-type="string">
            <text:p text:style-name="P5">renvoie la conversion en majuscules de la $string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ucfirst</text:span></text:span><text:span text:style-name="T1">($string)</text:span></text:p>
          </table:table-cell>
          <table:table-cell table:style-name="Tableau1.A1" office:value-type="string">
            <text:p text:style-name="P5">met en majuscule le premier caractère de la $string et renvoie la chaîne créé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substr</text:span></text:span><text:span text:style-name="T1">($string, int $start [, int $length])</text:span></text:p>
          </table:table-cell>
          <table:table-cell table:style-name="Tableau1.A1" office:value-type="string">
            <text:p text:style-name="P5">renvoie le segment de $string à partir $start de longueur $length (par défaut jusqu'à la fin de $string). Si $start est négatif, le segment commencera à compter à partir de la fi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strpos</text:span></text:span><text:span text:style-name="T1">($string, $toFind [, $offset])</text:span></text:p>
          </table:table-cell>
          <table:table-cell table:style-name="Tableau1.A1" office:value-type="string">
            <text:p text:style-name="P5">Renvoie la position de l'élément $toFind dans $string. $offset permet de définir à partir d'où $string sera parcouru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explode</text:span></text:span><text:span text:style-name="T1">($separateur, $string [, $limit])</text:span></text:p>
          </table:table-cell>
          <table:table-cell table:style-name="Tableau1.A1" office:value-type="string">
            <text:p text:style-name="P5">revoie le tableau des sous-chaînes de $string, séparée par $separateur. Si $limit est défini, renvoie $limit éléments, le dernier étant le reste de la chaîn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hmlspecialchars</text:span></text:span><text:span text:style-name="T1">($string)</text:span></text:p>
          </table:table-cell>
          <table:table-cell table:style-name="Tableau1.A1" office:value-type="string">
            <text:p text:style-name="P5">convertit les caractères spéciaux dde $string en entités HTML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urlencode</text:span></text:span><text:span text:style-name="T1">($string)</text:span></text:p>
          </table:table-cell>
          <table:table-cell table:style-name="Tableau1.A1" office:value-type="string">
            <text:p text:style-name="P5">renvoie une version encodée de $string insérable dans une URL (plus d'espace, etc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isset</text:span></text:span><text:span text:style-name="T1">($var[,$var2 ...])</text:span></text:p>
          </table:table-cell>
          <table:table-cell table:style-name="Tableau1.A1" office:value-type="string">
            <text:p text:style-name="P5">renvoie TRUE si toutes les variables passées en paramètres sont définies et différentes de NULL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empty</text:span></text:span><text:span text:style-name="T1">($var)</text:span></text:p>
          </table:table-cell>
          <table:table-cell table:style-name="Tableau1.A1" office:value-type="string">
            <text:p text:style-name="P5">renvoie FALSE si $var est définie et non vid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$_GET</text:span></text:span></text:p>
          </table:table-cell>
          <table:table-cell table:style-name="Tableau1.A1" office:value-type="string">
            <text:p text:style-name="P5">Tableau associatif (clé =&gt; valeur) passé par l'URL (méthode GET). exemple: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<text:span text:style-name="T1">echo </text:span></text:span><text:soft-page-break/><text:span text:style-name="Source_20_Text"><text:span text:style-name="T1">htmlspecialchars($_GET["name"]);</text:span></text:span></text:p>
          </table:table-cell>
          <table:table-cell table:style-name="Tableau1.A1" office:value-type="string">
            <text:p text:style-name="Table_20_Contents"><text:span text:style-name="T1">renvoie </text:span><text:span text:style-name="Source_20_Text"><text:span text:style-name="T1">Geraud</text:span></text:span><text:span text:style-name="T1"> si l'URL était </text:span><text:span text:style-name="Source_20_Text"><text:span text:style-name="T1">http://example.com/?</text:span></text:span><text:soft-page-break/><text:span text:style-name="Source_20_Text"><text:span text:style-name="T1">name=Geraud</text:span>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$_POST</text:span></text:span></text:p>
          </table:table-cell>
          <table:table-cell table:style-name="Tableau1.A1" office:value-type="string">
            <text:p text:style-name="Table_20_Contents"><text:span text:style-name="T1">Tableau associatif passé au script par la méthode POST (voir </text:span><text:span text:style-name="Strong_20_Emphasis"><text:span text:style-name="T1">$_GET</text:span></text:span><text:span text:style-name="T1">)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$_REQUEST</text:span></text:span></text:p>
          </table:table-cell>
          <table:table-cell table:style-name="Tableau1.A1" office:value-type="string">
            <text:p text:style-name="P5">Un tableau associatif qui contient par défaut le contenu des variables $_GET, $_POST et $_COOKIE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$_SERVER</text:span></text:span></text:p>
          </table:table-cell>
          <table:table-cell table:style-name="Tableau1.A1" office:value-type="string">
            <text:p text:style-name="Table_20_Contents"><text:span text:style-name="T1">Tableau associatif des informations du serveur </text:span><text:span text:style-name="Strong_20_Emphasis"><text:span text:style-name="T1">(à préciser)</text:span>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$_SESSION</text:span></text:span></text:p>
          </table:table-cell>
          <table:table-cell table:style-name="Tableau1.A1" office:value-type="string">
            <text:p text:style-name="Table_20_Contents"><text:span text:style-name="T1">Tableau associatif des valeurs stockées dans les sessions </text:span><text:span text:style-name="Strong_20_Emphasis"><text:span text:style-name="T1">(à préciser)</text:span>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$_COOKIE</text:span></text:span></text:p>
          </table:table-cell>
          <table:table-cell table:style-name="Tableau1.A1" office:value-type="string">
            <text:p text:style-name="P5">Un tableau associatif de variables, passé au script courant, via des cookies HTTP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include</text:span></text:span><text:span text:style-name="T1">($string)</text:span></text:p>
          </table:table-cell>
          <table:table-cell table:style-name="Tableau1.A1" office:value-type="string">
            <text:p text:style-name="P5">Inclut au script actuel le fichier spécifié par le chemin $string. (exemple un autre script php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require</text:span></text:span><text:span text:style-name="T1">($string)</text:span></text:p>
          </table:table-cell>
          <table:table-cell table:style-name="Tableau1.A1" office:value-type="string">
            <text:p text:style-name="Table_20_Contents"><text:span text:style-name="T1">Comportement analogue à include() mais renvoie une erreur fatale (et donc arrête le script) si l'inclusion renvoie une erreur (include n'émet qu'une alerte </text:span><text:span text:style-name="Strong_20_Emphasis"><text:span text:style-name="T1">E_WARNING</text:span></text:span><text:span text:style-name="T1"> le cas échéant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include_once</text:span></text:span><text:span text:style-name="T1">($string)</text:span></text:p>
          </table:table-cell>
          <table:table-cell table:style-name="Tableau1.A1" office:value-type="string">
            <text:p text:style-name="P5">idem include(), mais si le fichier a déjà été inclus, ne le réinclut pas et renvoie TRU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require_once</text:span></text:span><text:span text:style-name="T1">($string)</text:span></text:p>
          </table:table-cell>
          <table:table-cell table:style-name="Tableau1.A1" office:value-type="string">
            <text:p text:style-name="P5">idem include_once(), pour require(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key_exists</text:span></text:span><text:span text:style-name="T1">($key, $array)</text:span></text:p>
          </table:table-cell>
          <table:table-cell table:style-name="Tableau1.A1" office:value-type="string">
            <text:p text:style-name="Table_20_Contents"><text:span text:style-name="T1">alias de </text:span><text:span text:style-name="Strong_20_Emphasis"><text:span text:style-name="T1">array_key_exists</text:span></text:span><text:span text:style-name="T1">(), vérifie si la clé $key existe dnas $array. renvoie le booléen TRUE si vrai, FALSE sinon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in_array</text:span></text:span><text:span text:style-name="T1">($toFind, $array)</text:span></text:p>
          </table:table-cell>
          <table:table-cell table:style-name="Tableau1.A1" office:value-type="string">
            <text:p text:style-name="P5">renvoie TRUE si $toFind est dans $array, FALSE sin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array_search</text:span></text:span><text:span text:style-name="T1">($toFind, $array)</text:span></text:p>
          </table:table-cell>
          <table:table-cell table:style-name="Tableau1.A1" office:value-type="string">
            <text:p text:style-name="P5">renvoie la clé associé à $toFind s'il se trouve dans $array, FALSE sin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array_keys</text:span></text:span><text:span text:style-name="T1">($array [,$search_value])</text:span></text:p>
          </table:table-cell>
          <table:table-cell table:style-name="Tableau1.A1" office:value-type="string">
            <text:p text:style-name="P5">renvoie un tableau des clés de $array. Si $search_value est spécifié, ne renvoie que les clés contenant la valeur de $search_valu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array_values</text:span></text:span><text:span text:style-name="T1">($array)</text:span></text:p>
          </table:table-cell>
          <table:table-cell table:style-name="Tableau1.A1" office:value-type="string">
            <text:p text:style-name="P5">renvoie toutes les valeurs d'un tableau associatif indexé de façon numériqu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is_array</text:span></text:span><text:span text:style-name="T1">($var)</text:span></text:p>
          </table:table-cell>
          <table:table-cell table:style-name="Tableau1.A1" office:value-type="string">
            <text:p text:style-name="P5">renvoie TRUE si $var est un tableau, FALSE sin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sort</text:span></text:span><text:span text:style-name="T1">($array)</text:span></text:p>
          </table:table-cell>
          <table:table-cell table:style-name="Tableau1.A1" office:value-type="string">
            <text:p text:style-name="Table_20_Contents"><text:span text:style-name="T1">trie le tableau $array dans l'ordre croissant </text:span><text:span text:style-name="Strong_20_Emphasis"><text:span text:style-name="T1">(à préciser)</text:span>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ksort</text:span></text:span><text:span text:style-name="T1">($array)</text:span></text:p>
          </table:table-cell>
          <table:table-cell table:style-name="Tableau1.A1" office:value-type="string">
            <text:p text:style-name="P5">trie le tableau $array suivant ses clé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asort</text:span></text:span><text:span text:style-name="T1">($array)</text:span></text:p>
          </table:table-cell>
          <table:table-cell table:style-name="Tableau1.A1" office:value-type="string">
            <text:p text:style-name="P5">trie le tableau $array en conservant l'association clé =&gt; valeur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each</text:span></text:span><text:span text:style-name="T1">($array)</text:span></text:p>
          </table:table-cell>
          <table:table-cell table:style-name="Tableau1.A1" office:value-type="string">
            <text:p text:style-name="P5">renvoie chaque paire clé/valeur d'un tableau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1">print_r</text:span></text:span><text:span text:style-name="T1">($var)</text:span></text:p>
          </table:table-cell>
          <table:table-cell table:style-name="Tableau1.A1" office:value-type="string">
            <text:p text:style-name="P5">Affiche des informations lisibles pour une variab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0:47:46.900000000</meta:creation-date>
    <dc:date>2017-12-19T10:51:50.827000000</dc:date>
    <meta:editing-duration>PT4M4S</meta:editing-duration>
    <meta:editing-cycles>1</meta:editing-cycles>
    <meta:generator>LibreOffice/5.4.1.2$Windows_X86_64 LibreOffice_project/ea7cb86e6eeb2bf3a5af73a8f7777ac570321527</meta:generator>
    <meta:document-statistic meta:table-count="1" meta:image-count="0" meta:object-count="0" meta:page-count="2" meta:paragraph-count="79" meta:word-count="557" meta:character-count="3878" meta:non-whitespace-character-count="3400"/>
  </office:meta>
</office:document-meta>
</file>